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5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11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4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16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0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3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3" table:style-name="ce3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8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78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63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8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0:03:56.368881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6-12T10:47:44.844534759</dc:date>
    <meta:editing-duration>PT8H56M20S</meta:editing-duration>
    <meta:editing-cycles>87</meta:editing-cycles>
    <meta:document-statistic meta:table-count="1" meta:cell-count="16171" meta:object-count="0"/>
  </office:meta>
</office:document-meta>
</file>